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3">
      <style:text-properties officeooo:paragraph-rsid="0017ed33"/>
    </style:style>
    <style:style style:name="P2" style:family="paragraph" style:parent-style-name="Text_20_body">
      <style:text-properties officeooo:paragraph-rsid="0017ed33"/>
    </style:style>
    <style:style style:name="P3" style:family="paragraph" style:parent-style-name="Heading_20_4">
      <style:text-properties officeooo:paragraph-rsid="0029d765"/>
    </style:style>
    <style:style style:name="P4" style:family="paragraph" style:parent-style-name="Heading_20_4">
      <style:paragraph-properties fo:text-align="justify" style:justify-single-word="false"/>
      <style:text-properties officeooo:paragraph-rsid="0029d765"/>
    </style:style>
    <style:style style:name="P5" style:family="paragraph" style:parent-style-name="Text_20_body">
      <style:paragraph-properties fo:text-align="justify" style:justify-single-word="false"/>
      <style:text-properties fo:font-weight="normal" style:font-weight-asian="normal" style:font-weight-complex="normal"/>
    </style:style>
    <style:style style:name="P6" style:family="paragraph" style:parent-style-name="Text_20_body">
      <style:text-properties officeooo:paragraph-rsid="001e4d1e"/>
    </style:style>
    <style:style style:name="P7" style:family="paragraph" style:parent-style-name="Text_20_body" style:list-style-name="L3"/>
    <style:style style:name="P8" style:family="paragraph" style:parent-style-name="Text_20_body">
      <style:paragraph-properties fo:text-align="justify" style:justify-single-word="false"/>
      <style:text-properties officeooo:paragraph-rsid="0025a8de"/>
    </style:style>
    <style:style style:name="P9" style:family="paragraph" style:parent-style-name="Text_20_body">
      <style:paragraph-properties fo:text-align="justify" style:justify-single-word="false"/>
    </style:style>
    <style:style style:name="P10" style:family="paragraph" style:parent-style-name="Text_20_body">
      <style:paragraph-properties fo:text-align="justify" style:justify-single-word="false"/>
      <style:text-properties officeooo:paragraph-rsid="001e4d1e"/>
    </style:style>
    <style:style style:name="P11" style:family="paragraph" style:parent-style-name="Text_20_body" style:list-style-name="L2">
      <style:paragraph-properties fo:text-align="justify" style:justify-single-word="false"/>
    </style:style>
    <style:style style:name="T1" style:family="text">
      <style:text-properties fo:font-weight="normal" style:font-weight-asian="normal" style:font-weight-complex="normal"/>
    </style:style>
    <style:style style:name="T2" style:family="text">
      <style:text-properties fo:font-weight="normal" officeooo:rsid="001ff902" style:font-weight-asian="normal" style:font-weight-complex="normal"/>
    </style:style>
    <style:style style:name="T3" style:family="text">
      <style:text-properties fo:font-weight="normal" officeooo:rsid="002200ea" style:font-weight-asian="normal" style:font-weight-complex="normal"/>
    </style:style>
    <style:style style:name="T4" style:family="text">
      <style:text-properties fo:font-weight="normal" officeooo:rsid="00242d77" style:font-weight-asian="normal" style:font-weight-complex="normal"/>
    </style:style>
    <style:style style:name="T5" style:family="text">
      <style:text-properties fo:font-weight="normal" officeooo:rsid="0029d765" style:font-weight-asian="normal" style:font-weight-complex="normal"/>
    </style:style>
    <style:style style:name="T6" style:family="text">
      <style:text-properties fo:font-weight="normal" officeooo:rsid="00292e3f" style:font-weight-asian="normal" style:font-weight-complex="normal"/>
    </style:style>
    <style:style style:name="T7" style:family="text">
      <style:text-properties fo:font-weight="normal" officeooo:rsid="002a8107" style:font-weight-asian="normal" style:font-weight-complex="normal"/>
    </style:style>
    <style:style style:name="T8" style:family="text">
      <style:text-properties officeooo:rsid="001ff902"/>
    </style:style>
    <style:style style:name="T9" style:family="text">
      <style:text-properties fo:font-weight="bold" style:font-weight-asian="bold" style:font-weight-complex="bold"/>
    </style:style>
    <style:style style:name="T10" style:family="text">
      <style:text-properties fo:font-weight="bold" officeooo:rsid="0017ed33" style:font-weight-asian="bold" style:font-weight-complex="bold"/>
    </style:style>
    <style:style style:name="T11" style:family="text">
      <style:text-properties fo:font-weight="bold" officeooo:rsid="001e4d1e" style:font-weight-asian="bold" style:font-weight-complex="bold"/>
    </style:style>
    <style:style style:name="T12" style:family="text">
      <style:text-properties fo:font-weight="bold" officeooo:rsid="002123b2" style:font-weight-asian="bold" style:font-weight-complex="bold"/>
    </style:style>
    <style:style style:name="T13" style:family="text">
      <style:text-properties fo:font-weight="bold" officeooo:rsid="0029d765" style:font-weight-asian="bold" style:font-weight-complex="bold"/>
    </style:style>
    <style:style style:name="T14" style:family="text">
      <style:text-properties officeooo:rsid="00242d77"/>
    </style:style>
    <style:style style:name="T15" style:family="text">
      <style:text-properties officeooo:rsid="0025a8de"/>
    </style:style>
    <style:style style:name="T16" style:family="text">
      <style:text-properties officeooo:rsid="0029d765"/>
    </style:style>
    <style:style style:name="T17" style:family="text">
      <style:text-properties fo:font-style="normal" fo:font-weight="normal" style:font-style-asian="normal" style:font-weight-asian="normal" style:font-style-complex="normal" style:font-weight-complex="normal"/>
    </style:style>
    <style:style style:name="T18" style:family="text">
      <style:text-properties fo:font-style="normal" fo:font-weight="normal" officeooo:rsid="001ff902" style:font-style-asian="normal" style:font-weight-asian="normal" style:font-style-complex="normal" style:font-weight-complex="normal"/>
    </style:style>
    <style:style style:name="T19" style:family="text">
      <style:text-properties fo:font-style="normal" fo:font-weight="normal" officeooo:rsid="002a8107" style:font-style-asian="normal" style:font-weight-asian="normal" style:font-style-complex="normal" style:font-weight-complex="normal"/>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693cm" fo:text-indent="-0.635cm" fo:margin-left="1.693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328cm" fo:text-indent="-0.635cm" fo:margin-left="2.328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963cm" fo:text-indent="-0.635cm" fo:margin-left="2.963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598cm" fo:text-indent="-0.635cm" fo:margin-left="3.598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233cm" fo:text-indent="-0.635cm" fo:margin-left="4.233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868cm" fo:text-indent="-0.635cm" fo:margin-left="4.86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503cm" fo:text-indent="-0.635cm" fo:margin-left="5.503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138cm" fo:text-indent="-0.635cm" fo:margin-left="6.138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773cm" fo:text-indent="-0.635cm" fo:margin-left="6.773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408cm" fo:text-indent="-0.635cm" fo:margin-left="7.408cm"/>
        </style:list-level-properties>
      </text:list-level-style-bullet>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3"><text:span text:style-name="Strong_20_Emphasis"><text:span text:style-name="T9">Chapter 4: </text:span></text:span><text:span text:style-name="Strong_20_Emphasis"><text:span text:style-name="T13">Findings and d</text:span></text:span><text:span text:style-name="Strong_20_Emphasis"><text:span text:style-name="T10">iscussion</text:span></text:span></text:h>
      <text:p text:style-name="P2"><text:span text:style-name="Strong_20_Emphasis"><text:span text:style-name="T9"/></text:span></text:p>
      <text:h text:style-name="P3" text:outline-level="4"><text:span text:style-name="Strong_20_Emphasis"><text:span text:style-name="T11">4</text:span></text:span><text:span text:style-name="Strong_20_Emphasis"><text:span text:style-name="T9">.1 </text:span></text:span><text:span text:style-name="Strong_20_Emphasis"><text:span text:style-name="T12">Findings: </text:span></text:span><text:span text:style-name="Strong_20_Emphasis"><text:span text:style-name="T13">i</text:span></text:span><text:span text:style-name="Strong_20_Emphasis"><text:span text:style-name="T12">nstitutional </text:span></text:span><text:span text:style-name="Strong_20_Emphasis"><text:span text:style-name="T13">v</text:span></text:span><text:span text:style-name="Strong_20_Emphasis"><text:span text:style-name="T12">iolence, </text:span></text:span><text:span text:style-name="Strong_20_Emphasis"><text:span text:style-name="T13">betrayal of duty to care and protect</text:span></text:span></text:h>
      <text:h text:style-name="P4" text:outline-level="4"><text:span text:style-name="Strong_20_Emphasis"><text:span text:style-name="T12"><text:s/></text:span></text:span></text:h>
      <text:p text:style-name="P8"><text:span text:style-name="Strong_20_Emphasis"><text:span text:style-name="T1">This chapter presents the central findings of a five-year ethnographic investigation into psychiatric practice, patient experience, and systemic coercion in Spain and affiliated international networks. Drawing from participant observation, first-person witnessing, legal analysis, and survey data, the results confirm that the mental health system, as it currently operates, routinely fails to protect the dignity, autonomy, and well-being of those it claims to serve. Instead, it perpetuates an institutional apparatus of discretionary violence that is epistemologically outdated, procedurally opaque, and structurally misaligned with the stated goals of recovery, public health, or rights-based care.</text:span></text:span></text:p>
      <text:p text:style-name="P5">The fieldwork was situated in diverse settings—community mental health teams, hospitals, primary care units, family interventions, emergency services, academic institutions, peer-run spaces, and international forums—spanning multiple countries but concentrated in Spain. It involved interactions with key actors: patients, relatives, nurses, psychiatrists, psychologists, general practitioners, social workers, legal professionals, administrators, media, and public officials. Within these settings, this thesis observed patterns of routinized coercion, dehumanizing procedures, and epistemic violence in both formal and informal interactions.</text:p>
      <text:p text:style-name="P5">The field confirms that psychiatric interventions in Spain are not organized around shared decision-making (Slade, 2017), despite its recognition as a basic clinical and ethical standard. Instead, they are shaped by preconfigured diagnostic routes and closed pharmacological algorithms that offer no meaningful choice or informed consent. Consent, when sought, is often reduced to the procedural minimum, rendered meaningless by asymmetries of information, fear of abandonment, and the lack of viable alternatives. In many cases, medication is imposed or presented as a condition for access to social services or protection, particularly in the context of family conflict or institutional neglect.</text:p>
      <text:p text:style-name="P9"><text:span text:style-name="T1">This thesis documents that </text:span><text:span text:style-name="Strong_20_Emphasis"><text:span text:style-name="T1">coercion is not an exception to psychiatric care—it is its organizing principle</text:span></text:span><text:span text:style-name="T1">, especially for those deemed noncompliant or diagnostically “severe.” The imposition of treatment without context-sensitive justification results in a cascade of long-term harms: functional decline, metabolic deterioration, cognitive blunting, and the loss of trust in all care systems. While framed as therapeutic necessity, these interventions are often triggered by institutional fatigue, administrative protocols, or family pressures, not evidence-based evaluation of individual need. Families, in particular, exert substantial influence over psychiatric decisions, often without scrutiny—even when dynamics of violence, abuse, or control are present (Drew et al., 2011). These roles remain largely invisible in official documentation, yet their effects are profound.</text:span></text:p>
      <text:p text:style-name="P5">Practitioners, too, experience structural violence. Field data confirms that professionals who attempt to resist coercive norms or implement rights-based care are often isolated or sanctioned. Many report internal conflict, burnout, and institutional obstruction. Yet the critical decision points—diagnosis, prescription, institutionalization—remain in the hands of these same professionals. These decisions hold power. They mark individuals in records, restrict liberty, and define the scope of future agency. The ethical demand is therefore clear: no diagnosis, intervention, or deprivation of <text:soft-page-break/>liberty should occur without rigorous justification, and without the proactive inclusion of the individual’s perspective and history.</text:p>
      <text:p text:style-name="P9"><text:span text:style-name="T1">The findings reveal a striking phenomenon: </text:span><text:span text:style-name="Strong_20_Emphasis"><text:span text:style-name="T1">trust is repeatedly fractured</text:span></text:span><text:span text:style-name="T1"> at every point in the clinical trajectory. Individuals arrive to services not merely with symptoms, but with broken contexts—violence, exhaustion, grief, or betrayal. Their first need is recognition, not regulation. Yet the default approach is pathologization: identifying behavior to be controlled rather than context to be understood. Too often, patients are profiled and treated according to abstract categories—typologies disconnected from their real conditions, often derived from cultural or gendered assumptions.</text:span></text:p>
      <text:p text:style-name="P5">In institutional settings, weight gain is frequently monitored as a sign of compliance, particularly with depot antipsychotics. Thinness becomes suspect; somatic expression of autonomy is reinterpreted as symptom (Davidson &amp; Roe, 2007). Conversations that could clarify context—about trauma, heartbreak, economic distress, religious crises, sleep deprivation, or domestic violence—are rarely initiated. The result is not only clinical failure, but structural abandonment.</text:p>
      <text:p text:style-name="P9"><text:span text:style-name="T1">This thesis contends that </text:span><text:span text:style-name="Strong_20_Emphasis"><text:span text:style-name="T1">there are no legitimate psychiatric “alternatives” to coercion—only better options</text:span></text:span><text:span text:style-name="T1">, which must be ranked, available, and delivered as part of standard care. These include context-aware pharmacology, trauma-informed therapies, community-based supports, crisis peer spaces, and social coordination for housing, income, and protection (WHO, 2021). These are not luxuries. They are the minimal standards for ethically acceptable care. Psychiatric prescriptions must be approached as one would fit corrective lenses: precisely, reversibly, and transparently. Every individual deserves clarity on what is being done to their body and mind—and why.</text:span></text:p>
      <text:p text:style-name="P9"><text:span text:style-name="T1">The findings also document that even </text:span><text:span text:style-name="Strong_20_Emphasis"><text:span text:style-name="T1">minimal humane gestures</text:span></text:span><text:span text:style-name="T1">—a moment of listening, a phone call to a family member for support, or the offer of a safe bed—can shift the entire trajectory of a crisis. Where coordination with social services was attempted, the outcomes were more stable, less traumatic, and less costly. In contrast, the cost—in suffering and economic terms—of forced hospitalization, long-term disability, and pharmacological overreach remains incalculable. It is not simply inefficient: it is a form of </text:span><text:span text:style-name="Strong_20_Emphasis"><text:span text:style-name="T1">iatrogenic structural violence</text:span></text:span><text:span text:style-name="T1"> with legal, moral, and intergenerational consequences. </text:span><text:span text:style-name="T5">P</text:span><text:span text:style-name="Strong_20_Emphasis"><text:span text:style-name="T1">sychiatric care unfolds within a choreography of betrayal and truncated trust</text:span></text:span><text:span text:style-name="T1">, often initiated well before clinical contact. Patients often arrive already carrying the weight of abandonment, overwork, domestic violence, or generational precarity. Many were brought in by relatives unable or unwilling to remain present, or by professionals misled by appearances, unfamiliar with the patient’s language, or incentivized to pathologize behavioral divergence. In this context, the first and most urgent ethical act is to </text:span><text:span text:style-name="Strong_20_Emphasis"><text:span text:style-name="T1">not betray again</text:span></text:span><text:span text:style-name="T1">—to refuse the automatic repetition of systems that negate the will to live under the pretext of professional concern. Trust, once fractured, demands rigorous care in its reconstruction—not surveillance, not sedation, not silence.</text:span></text:p>
      <text:p text:style-name="P9"><text:span text:style-name="T1">At stake is the very meaning of care. What the findings expose is not merely a crisis of efficiency or evidence, but a </text:span><text:span text:style-name="Strong_20_Emphasis"><text:span text:style-name="T1">crisis of moral orientation</text:span></text:span><text:span text:style-name="T1">: a system that too often punishes rather than helps, silences rather than listens, injures while claiming to heal. The failure is not theoretical—it is enacted, patient after patient, diagnosis after diagnosis, prescription after prescription. Repair will not begin until the foundational taboos of psychiatry are named, dismantled, and replaced by operational protocols based on listening, precision, coordination, and real consent. That </text:span><text:span text:style-name="T6">requires much more coordinated work to shift the balance and make impossible to stop the required cultural shift to ensure health and sanity prevails, instead of harm and killing perpetrated by any means.</text:span></text:p>
      <text:p text:style-name="P8"><text:soft-page-break/><text:span text:style-name="Strong_20_Emphasis"><text:span text:style-name="T9"><text:line-break/>4.2 </text:span></text:span><text:span text:style-name="Strong_20_Emphasis"><text:span text:style-name="T13">Potential paths forward</text:span></text:span></text:p>
      <text:p text:style-name="P5">This section distills the main conclusions from the personal and collective evidence base gathered throughout the thesis <text:span text:style-name="T16">research</text:span>, emphasizing the systemic patterns of harm and the plausible, evidence-backed solutions that must be adopted as institutional standards. The personal experience of institutional violence, far from anecdotal, reveals structural mechanisms that reproduce psychiatric harm through professional neglect, domestic complicity, policy inertia, and epistemic misclassification. What emerges is not a set of isolated failures, but a coherent machinery of exclusion, one whose operation is legitimized through pseudo-clinical language and deeply embedded cultural taboos against dissent, refusal, and autonomy.</text:p>
      <text:p text:style-name="P9"><text:span text:style-name="T1">Among the most recurrent and damaging features identified is the </text:span><text:span text:style-name="Strong_20_Emphasis"><text:span text:style-name="T1">reliance on coercion in the absence of safety infrastructures</text:span></text:span><text:span text:style-name="T1">. Individuals subjected to forced psychiatric treatment are overwhelmingly those who lack safe places to rest, to speak, or to recover. In many cases, this results from structural deprivation: insecure housing, exposure to violence, precarity, and institutional abandonment. The thesis confirms that </text:span><text:span text:style-name="Strong_20_Emphasis"><text:span text:style-name="T1">the most effective psychiatric intervention begins not with a prescription, but with a safe bed</text:span></text:span><text:span text:style-name="T1">—in a safe house, within a safe street, in a city designed for human well-being, not reactive policing. These are not metaphors. This is the baseline: dignified living conditions as a prerequisite for any ethical or effective health response.</text:span></text:p>
      <text:p text:style-name="P5">Scientific literature already affirms that access to stable housing significantly reduces hospitalization rates, emergency admissions, and psychiatric relapses. Furthermore, communities designed along the principles of “blue zones”—with walkability, clean air, shared green space, access to nutrition, community cohesion, and slower pace—demonstrate improved cognitive and emotional outcomes across populations, particularly among the most vulnerable. <text:span text:style-name="T15">Yet, </text:span>such environmental determinants remain ignored by psychiatric services, which often operate in degraded hospital infrastructures disconnected from the broader ecosystem of health.</text:p>
      <text:p text:style-name="P8"><text:span text:style-name="Strong_20_Emphasis"><text:span text:style-name="T1">The personal experience contributing to this thesis documents the collapse of these systems from within. Forced drugging—administered without informed consent, in the context of domestic abuse, false allegations, and institutional collusion—resulted in long-term cognitive, social, and professional damage. Reports made by professionals with ethical concern were erased. Requests for review, alternative approaches, or basic protection were ignored. These were not isolated incidents, but the norm across services that failed to distinguish between care and control. This is not a failure of individual goodwill; it is a failure of professional accountability, procedural rigor, and structural design. </text:span></text:span><text:span text:style-name="T1">What then emerges from the findings is a </text:span><text:span text:style-name="Strong_20_Emphasis"><text:span text:style-name="T1">clear path forward</text:span></text:span><text:span text:style-name="T1">, built not on idealistic reform but on </text:span><text:span text:style-name="Strong_20_Emphasis"><text:span text:style-name="T1">known, evidence-backed practices</text:span></text:span><text:span text:style-name="T1">. These include:</text:span></text:p>
      <text:list text:style-name="L3">
        <text:list-item>
          <text:p text:style-name="P7"><text:span text:style-name="Strong_20_Emphasis"><text:span text:style-name="T1">Shared decision-making</text:span></text:span><text:span text:style-name="T1"> as default protocol, not aspirational exception (Slade, 2017).</text:span></text:p>
        </text:list-item>
        <text:list-item>
          <text:p text:style-name="P7"><text:span text:style-name="Strong_20_Emphasis"><text:span text:style-name="T1">Integrated social coordination</text:span></text:span><text:span text:style-name="T1"> ensuring that no person is discharged into homelessness, abuse, or destitution (WHO, 2021).</text:span></text:p>
        </text:list-item>
        <text:list-item>
          <text:p text:style-name="P7"><text:span text:style-name="Strong_20_Emphasis"><text:span text:style-name="T1">Trauma-informed responses</text:span></text:span><text:span text:style-name="T1"> where the first task is to listen, not medicate, and to map causes rather than mask symptoms</text:span></text:p>
        </text:list-item>
        <text:list-item>
          <text:p text:style-name="P7"><text:span text:style-name="Strong_20_Emphasis"><text:span text:style-name="T1">Operational safeguarding</text:span></text:span><text:span text:style-name="T1"> against domestic abusers posing as caregivers, with clear protocols to verify relational integrity before enacting psychiatric intervention</text:span></text:p>
        </text:list-item>
        <text:list-item>
          <text:p text:style-name="P7"><text:soft-page-break/><text:span text:style-name="Strong_20_Emphasis"><text:span text:style-name="T1">Community investment in prevention</text:span></text:span><text:span text:style-name="T1">: public housing, education, digital support tools, green infrastructure, and legal empowerment as the true front line of psychiatric protection</text:span></text:p>
        </text:list-item>
      </text:list>
      <text:p text:style-name="P8"><text:span text:style-name="Strong_20_Emphasis"><text:span text:style-name="T1">These pathways are cost-effective, evidence-based, and grounded in human rights. They are not future reforms—they are existing models being withheld from implementation by inertia, miseducation, and institutional resistance. This thesis confirms their relevance, viability, and urgency. If adopted, they would drastically reduce forced hospitalizations, eliminate many iatrogenic injuries, and restore the dignity and capacity of tens of thousands. If ignored, the cycle of trauma, punishment, and decay will persist—under the guise of care.<text:line-break/></text:span></text:span></text:p>
      <text:p text:style-name="P6"><text:span text:style-name="Strong_20_Emphasis"><text:span text:style-name="T2">4.3 </text:span></text:span><text:span text:style-name="Strong_20_Emphasis"><text:span text:style-name="T5">The current wasting of lives requires us all coordinated</text:span></text:span></text:p>
      <text:p text:style-name="P9"><text:span text:style-name="T1">The current mental health strategy in Spain, as articulated in the </text:span><text:span text:style-name="Emphasis"><text:span text:style-name="T1">Plan de Acción de Salud Mental 2022–2024</text:span></text:span><text:span text:style-name="T1">, acknowledges the urgency of suicide prevention, the integration of psychosocial support, and the expansion of professional capacity. However, this plan reveals a profound structural contradiction: it allocates substantial resources to downstream interventions—emergency response, pharmacological containment, and clinical expansion—while underinvesting in the upstream determinants of mental health, namely education, social cohesion, housing, and early-life prevention</text:span></text:p>
      <text:p text:style-name="P10"><text:span text:style-name="Strong_20_Emphasis"><text:span text:style-name="T2">This inverted investment pyramid is not a technical oversight. It is a political artifact—rooted in short-termism, biomedical dominance, and institutional inertia. Mental health professionals interviewed and engaged during this thesis, including senior public health administrators in Catalonia, concur: public funding for preventive, developmental, and educational interventions remains marginal compared to the massive public expenditure dedicated to drug subsidies, psychiatric hospital maintenance, and crisis policing. The result is a structurally iatrogenic system—one that waits for breakdown before intervening, and that does so in ways that often reproduce the conditions that caused the crisis in the first place.</text:span></text:span></text:p>
      <text:p text:style-name="P9"><text:span text:style-name="T1">This diagnosis is shared internationally. The WHO QualityRights initiative calls for a “fundamental shift in mental health systems,” explicitly rejecting coercive, medication-first approaches in favor of person-centered, rights-based, and community-integrated care models (WHO, 2021). Similarly, global sustainability frameworks—from the UN Agenda 2030 to the European Green Deal—emphasize the ecological and economic irrationality of systems that overconsume finite resources while underinvesting in human development. The same logic applies to psychiatry: </text:span><text:span text:style-name="Strong_20_Emphasis"><text:span text:style-name="T1">austerity is expensive when it undermines human potential</text:span></text:span><text:span text:style-name="T1">, and coercion is inefficient when it depletes trust, capacity, and health.</text:span></text:p>
      <text:p text:style-name="P5">Yet the political contradictions persist. While suicide prevention campaigns gain visibility, the broader structures that produce psychic exhaustion—precarity, isolation, domestic violence, climate anxiety, and institutional betrayal—remain largely unaddressed. Educational systems remain underfunded and unprepared to support students’ cognitive and emotional development. Nutritional programs are insufficient. Urban environments are congested and disjointed from natural cycles. And psychiatric discourse still stigmatizes those who break down under such pressure, diagnosing them rather than examining the structure itself.</text:p>
      <text:p text:style-name="P9"><text:span text:style-name="T1">What this thesis demonstrates is that </text:span><text:span text:style-name="Strong_20_Emphasis"><text:span text:style-name="T1">the true cost of coercion is not just moral—it is material, generational, and planetary</text:span></text:span><text:span text:style-name="T1">. Coerced psychiatry does not just suppress behavior—it suppresses citizenship, participation, and innovation. It dulls agency. It shortens lives. It precludes </text:span><text:soft-page-break/><text:span text:style-name="T1">collaboration. In contrast, rights-based approaches grounded in early support, education, and social solidarity unlock resilience and creativity—at individual and societal levels. These are not vague ideals. They are operational principles, documented and testable.</text:span></text:p>
      <text:p text:style-name="P9"><text:span text:style-name="T1">The challenge is not lack of knowledge—it is </text:span><text:span text:style-name="Strong_20_Emphasis"><text:span text:style-name="T1">conflict of models</text:span></text:span><text:span text:style-name="T1">. The dominant model in Spain and most high-income countries remains anchored in vertical authority, expert dominance, and diagnostic standardization. The emerging model, supported by international frameworks and corroborated by BEACON's scientific action, emphasizes mutual accountability, participatory decision-making, ecological reasoning, and global-local coherence. These models are not easily reconcilable. One treats the patient. The other builds the conditions for health.</text:span></text:p>
      <text:p text:style-name="P9"><text:span text:style-name="T1">Thus, </text:span><text:span text:style-name="Strong_20_Emphasis"><text:span text:style-name="T1">a conflict is inevitable unless realignment occurs</text:span></text:span><text:span text:style-name="T1">. This thesis identifies three strategic levers to preempt this conflict and redirect mental health toward sustainable, rights-based outcomes:</text:span></text:p>
      <text:list text:style-name="L2">
        <text:list-item>
          <text:p text:style-name="P11"><text:span text:style-name="Strong_20_Emphasis"><text:span text:style-name="T1">Mandatory public investment in school-based mental health education</text:span></text:span><text:span text:style-name="T1">, starting from early childhood, supported by community caregivers, trained teachers, and peer-led models, with full integration of physical health, relational skills, and nutrition.</text:span></text:p>
        </text:list-item>
        <text:list-item>
          <text:p text:style-name="P11"><text:span text:style-name="Strong_20_Emphasis"><text:span text:style-name="T1">Universal access to safe housing and green urban environments</text:span></text:span><text:span text:style-name="T1">, including protected recovery homes, coordinated by municipal and regional infrastructures as a mental health policy, not as welfare side programs.</text:span></text:p>
        </text:list-item>
        <text:list-item>
          <text:p text:style-name="P11"><text:span text:style-name="Strong_20_Emphasis"><text:span text:style-name="T1">Legally enforceable mechanisms of accountability</text:span></text:span><text:span text:style-name="T1"> within psychiatric services, including transparent outcome audits, participatory planning, and independent oversight capable of protecting users’ rights and intervening in structural malpractice.</text:span></text:p>
        </text:list-item>
      </text:list>
      <text:p text:style-name="P5">These are minimal operational reforms already backed by science, ethics, and comparative experience. The real question is not feasibility, but political will. If implemented, these reforms would prevent enormous downstream costs—economic, social, and existential—and offer the possibility of what psychiatry claims to seek: healing. If ignored, the system will continue to fracture, trapping both practitioners and patients in a cycle of failure, resentment, and chronicization.</text:p>
      <text:p text:style-name="P9"><text:span text:style-name="T1">In this historical moment, we are not short of knowledge—we are short of courage. The findings of this thesis demand that we reverse the pyramid, reclaim prevention, and redirect the machinery of care from coercion to cooperation. The longer we delay, the higher the cost—not only for individuals, but for society itself.</text:span><text:span text:style-name="Strong_20_Emphasis"><text:span text:style-name="T2"> </text:span></text:span><text:span text:style-name="Strong_20_Emphasis"><text:span text:style-name="T3">B</text:span></text:span><text:span text:style-name="Strong_20_Emphasis"><text:span text:style-name="T2">eyond official plans and rhetorical commitments, the ethnographic findings of this thesis point to a much darker institutional reality. Across wards, outpatient settings, and administrative centers, daily life for psychiatric users is often shaped by environments of normalized neglect. Professionals remain physically present but emotionally and intellectually absent—relegated to supervisory positions that reduce their task to observation and containment. The therapeutic spaces themselves—often reduced to tables, corridors, and waiting areas—become zones of time-wasting rather than time-repairing, with patients asked to repeat childish crafts or remain idle while their actual needs remain unaddressed.</text:span></text:span></text:p>
      <text:p text:style-name="P9"><text:span text:style-name="T1">What the research documented is a profound </text:span><text:span text:style-name="Strong_20_Emphasis"><text:span text:style-name="T1">waste of human potential</text:span></text:span><text:span text:style-name="T1">, both among those subjected to psychiatric regimes and among many of the professionals tasked with their care. At times, the work culture appears so static and risk-averse that metaphorically—and, in some institutions, almost literally—a crane would be required to dislodge professionals from their postures of institutional passivity. The system fails not for lack of knowledge or resources, but due to the entrenchment of </text:span><text:soft-page-break/><text:span text:style-name="T1">routines and symbolic roles that serve more to protect the institution from criticism than to protect the patient from harm.</text:span></text:p>
      <text:p text:style-name="P9"><text:span text:style-name="T1">In multiple cases analyzed, patients were left without meaningful engagement, structured rehabilitation, or even basic relational support. The result is a process of </text:span><text:span text:style-name="Strong_20_Emphasis"><text:span text:style-name="T1">institutionalization that destroys life trajectories</text:span></text:span><text:span text:style-name="T1">: interrupting education, damaging families, reducing social networks, and locking individuals into stigmatizing profiles from which it is almost impossible to emerge. These are not isolated failures. They are the direct result of a mental health system that still treats </text:span><text:span text:style-name="Strong_20_Emphasis"><text:span text:style-name="T1">coercion, surveillance, and sedation</text:span></text:span><text:span text:style-name="T1"> as default forms of care.</text:span></text:p>
      <text:p text:style-name="P9"><text:span text:style-name="T1">The culture of </text:span><text:span text:style-name="Strong_20_Emphasis"><text:span text:style-name="T1">pathologizing autonomy</text:span></text:span><text:span text:style-name="T1"> is especially pronounced in these contexts. Patients who question their treatment, ask for second opinions, or request discontinuation of medication are routinely labeled as “lacking insight,” “noncompliant,” or “at risk.” The professional response is often punitive: increasing medication, isolating the person, or intensifying the diagnostic label. Meanwhile, practitioners are rarely challenged, even when their actions clearly contradict ethical standards or empirical evidence. This is not medicine—it is a </text:span><text:span text:style-name="Strong_20_Emphasis"><text:span text:style-name="T1">regulatory regime disguised as therapy</text:span></text:span><text:span text:style-name="T1">, operating with minimal accountability.</text:span></text:p>
      <text:p text:style-name="P9"><text:span text:style-name="T1">The consequences are predictable and devastating. Instead of restoring capacity, the system erodes it. Instead of accompanying people in crisis, it encodes their suffering into closed files. Instead of building relational networks, it atomizes. It is not just that lives are lost; it is that </text:span><text:span text:style-name="Strong_20_Emphasis"><text:span text:style-name="T1">the lives that continue are shaped into patterns of despair, marginalization, and abandonment</text:span></text:span><text:span text:style-name="T1">, often with institutional sanction. This is not merely a medical issue. It is a crisis of civilization—of what kind of future we are willing to </text:span><text:span text:style-name="T17">tolerate for those who struggle, grieve, break down, or dissent.</text:span></text:p>
      <text:p text:style-name="P9"><text:span text:style-name="T17">This thesis finds no justification—scientific, ethical, or economic—for continuing this model. It is neither evidence-based nor cost-effective. It does not reduce suffering. It amplifies it. It does not deliver care. It distributes harm. And it does not build health. It administrates stagnation. Reversing this trajectory is not a question of resources but of values. The findings show clearly: </text:span><text:span text:style-name="Strong_20_Emphasis"><text:span text:style-name="T17">change is not only necessary—it is long overdue</text:span></text:span><text:span text:style-name="T17">.</text:span><text:span text:style-name="Strong_20_Emphasis"><text:span text:style-name="T18"> </text:span></text:span><text:span text:style-name="Strong_20_Emphasis"><text:span text:style-name="T19">Th</text:span></text:span><text:span text:style-name="Strong_20_Emphasis"><text:span text:style-name="T18">e invisible architecture of abandonment in mental health systems </text:span></text:span><text:span text:style-name="Strong_20_Emphasis"><text:span text:style-name="T19">is heartbreaking, betraying its purpose all along</text:span></text:span><text:span text:style-name="Strong_20_Emphasis"><text:span text:style-name="T18">: the structural, cognitive, and affective conditions that lead a person not only to be destitute, but to be made destituted—placed in a position of </text:span></text:span><text:span text:style-name="Strong_20_Emphasis"><text:span text:style-name="Emphasis"><text:span text:style-name="T18">total dependency without trust, recognition, or care</text:span></text:span></text:span><text:span text:style-name="Strong_20_Emphasis"><text:span text:style-name="T18">. These are not merely the failures of medication regimens, waiting lists, or diagnostics. They are failures of human contact, of early intervention, of educational imagination, and of a society that systematically fails to see the other, the singular, the already harmed, except as a burden or liability. </text:span></text:span><text:span text:style-name="T17">In the fieldwork, the observational spaces—from residential homes to acute wards—often resembled a </text:span><text:span text:style-name="Strong_20_Emphasis"><text:span text:style-name="T17">maritime emergency</text:span></text:span><text:span text:style-name="T17"> in slow motion: survivors afloat on minimal support, others deflating quietly beneath the surface, their signals unrecognized or misinterpreted as pathology rather than exhaustion. The </text:span><text:span text:style-name="Strong_20_Emphasis"><text:span text:style-name="T17">flotation line</text:span></text:span><text:span text:style-name="T17">, in this sense, became the threshold of rehumanization: </text:span><text:span text:style-name="Emphasis"><text:span text:style-name="T17">to notice what is sinking before it disappears</text:span></text:span><text:span text:style-name="T17">.</text:span></text:p>
      <text:p text:style-name="P9"><text:span text:style-name="T17">Yet, most of the time, </text:span><text:span text:style-name="Strong_20_Emphasis"><text:span text:style-name="T17">those closest to sinking were those least visible to the system</text:span></text:span><text:span text:style-name="T17">. Professionals, though trained and sometimes deeply motivated, remained trapped within walled premises—literal and institutional—unable to act due to risk protocols, staffing shortages, or bureaucratic inertia.</text:span><text:span text:style-name="T1"> Outside those walls, families fractured under the weight of unsupported care, economic instability, or transgenerational trauma. Meanwhile, many users carried their own misdiagnoses, unprocessed abuse histories, or silent grief through years of ineffective or harmful treatment, reduced to cases instead of people. To set sail toward healing is not a poetic luxury. It is a clinical and social </text:span><text:soft-page-break/><text:span text:style-name="T1">imperative. It requires the </text:span><text:span text:style-name="Strong_20_Emphasis"><text:span text:style-name="T1">removal of systemic anchors</text:span></text:span><text:span text:style-name="T1">—the routine suspicion of autonomy, the professional deference to outdated models, the logistical absurdity of not acting early because a crisis has not yet occurred. The “no” to further harm must be operative, respected, actionable. And the "yes" to life must not require submission or passivity, but </text:span><text:span text:style-name="Strong_20_Emphasis"><text:span text:style-name="T1">a setting in which dignity is presupposed, not negotiated</text:span></text:span><text:span text:style-name="T1">. From this ethnographic vantage, what is needed is not merely alternatives to coercion, but </text:span><text:span text:style-name="Strong_20_Emphasis"><text:span text:style-name="T1">a complete reorientation of purpose</text:span></text:span><text:span text:style-name="T1">: to ensure that every individual, no matter how chaotic their trajectory, has a right to reassemble the pieces of their life under their own terms—with support, not control. This is neither utopian nor sentimental. It is what good medicine already knows: </text:span><text:span text:style-name="Strong_20_Emphasis"><text:span text:style-name="T1">time, recognition, and accurate listening save lives</text:span></text:span><text:span text:style-name="T1">. So do shelter, quiet, meals, and non-violated space.</text:span></text:p>
      <text:p text:style-name="P9"><text:span text:style-name="T1">Some of the most remarkable moments in fieldwork came from </text:span><text:span text:style-name="Strong_20_Emphasis"><text:span text:style-name="T1">what professionals themselves said they wished they could do</text:span></text:span><text:span text:style-name="T1">, but felt unable to—</text:span><text:span text:style-name="Strong_20_Emphasis"><text:span text:style-name="T1">stay longer</text:span></text:span><text:span text:style-name="T1">, </text:span><text:span text:style-name="Strong_20_Emphasis"><text:span text:style-name="T1">listen deeper</text:span></text:span><text:span text:style-name="T1">, </text:span><text:span text:style-name="Strong_20_Emphasis"><text:span text:style-name="T1">protect rather than medicate</text:span></text:span><text:span text:style-name="T1">, </text:span><text:span text:style-name="Strong_20_Emphasis"><text:span text:style-name="T1">invite rather than restrain</text:span></text:span><text:span text:style-name="T1">, </text:span><text:span text:style-name="Strong_20_Emphasis"><text:span text:style-name="T1">learn rather than diagnose</text:span></text:span><text:span text:style-name="T1">. These desires must not be archived as professional regrets. They must be systemically enabled. In short, the findings converge on a single truth: </text:span><text:span text:style-name="Strong_20_Emphasis"><text:span text:style-name="T1">if we do not act on the needs we know exist, we become perpetrators of the very harm we are mandated to prevent</text:span></text:span><text:span text:style-name="T1">. The flotation line must be raised. No more silent sinkings.</text:span></text:p>
      <text:p text:style-name="P6"><text:span text:style-name="Strong_20_Emphasis"><text:span text:style-name="T1"/></text:span></text:p>
      <text:p text:style-name="P6"><text:span text:style-name="Strong_20_Emphasis"><text:span text:style-name="T2">4.</text:span></text:span><text:span text:style-name="Strong_20_Emphasis"><text:span text:style-name="T4">4</text:span></text:span><text:span text:style-name="Strong_20_Emphasis"><text:span text:style-name="T2"> Rewriting the Frame: Beyond Genetic Determinism and Toward Structural Commitment</text:span></text:span></text:p>
      <text:p text:style-name="P5">The findings from this fieldwork and narrative analysis unequivocally indicate that the current psychiatric system—both in its conceptual foundations and operational behaviors—remains deeply entangled with outdated notions of genetic determinism, pathologizing essentialism, and eugenic residue. In multiple contexts across Spain and Europe, participants and professionals alike echoed a pervasive reductionism: the assumption that “mental illness” is rooted primarily or exclusively in immutable, inherited traits. While genetic research has yet to demonstrate conclusive biological markers with sufficient predictive power for most psychiatric diagnoses (Kendler, 2020; Sullivan et al., 2018), this deterministic framing continues to justify coercion, diagnostic inertia, and the systemic deprivation of autonomy.</text:p>
      <text:p text:style-name="P9"><text:span text:style-name="T1">This work presents strong empirical support that, in lived reality, neither patients nor practitioners benefit from rigid biological narratives that sideline context, trauma, or meaning. As one participant put it during observation in a Catalan hospital unit: “we no longer care if it’s genetic; what we care about is how to live.” This resonates with evidence from trauma-informed care research, which stresses that framing distress in terms of life experiences rather than pathology leads to better outcomes and fosters therapeutic alliance (Sweeney &amp; Taggart, 2018). Such a shift demands not only epistemological reform, but </text:span><text:span text:style-name="Strong_20_Emphasis"><text:span text:style-name="T1">structural responsibility</text:span></text:span><text:span text:style-name="T1">—where systems must guarantee the conditions for dignity, healing, and non-violence.</text:span></text:p>
      <text:p text:style-name="P9"><text:span text:style-name="T1">Throughout our research, the urgency of alternatives gave way to a deeper insight: what is needed is not merely “alternative models” but </text:span><text:span text:style-name="Strong_20_Emphasis"><text:span text:style-name="T1">primary best practices</text:span></text:span><text:span text:style-name="T1">, ranked and contextualized based on evidence and human preference—not imposed protocols. As illustrated by the WHO QualityRights initiative (WHO, 2019), and affirmed in Spanish field interviews, shared decision-making, personalized support, and respect for legal capacity are not optional—they are ethical and clinical imperatives. The current reality, however, too often inverts these principles. Decisions are made without consent, non-pharmacological options are either absent or unavailable, and systemic </text:span><text:soft-page-break/><text:span text:style-name="T1">disregard of environmental, familial, or social causes renders the entire apparatus of care unresponsive (Dawson et al., 2022).</text:span></text:p>
      <text:p text:style-name="P9"><text:span text:style-name="T7">H</text:span><text:span text:style-name="T1">istorical continuity between past abusive taxonomies -</text:span><text:span text:style-name="T7">feeble mindedness, </text:span><text:span text:style-name="T1">idiocy, imbecility, degeneracy- and modern diagnostic practices must not be overlooked. The nomenclature may have changed, but the operational effects—social death, forced treatment, confinement, and life-course exclusion—persist in subtler forms (Rose, 2019). When young children are profiled for lifelong surveillance, when families are overridden by medical fiat, and when trauma is mistaken for disorder, psychiatry operates not as a healing profession, but as a disciplinary mechanism. Field data reveals how easy it is for institutionalized individuals to become objectified, de-personalized, and perceived solely through the lens of their diagnosis. This phenomenon, which Erving Goffman described as the "mortification of the self" in total institutions (Goffman, 1961), is not historical but ongoing. Rejecting hereditary determinism </text:span><text:span text:style-name="T7">as the de facto assumption</text:span><text:span text:style-name="T1"> </text:span><text:span text:style-name="T7">is an imperative, as well as the pretense of neurodegeneration unless drugged and treated as usual, with all iatrogenic harm and social death ensuing leading to the observable damaging of the brain, used as if evidence of that one initial premise to allow themselves to repeat the abuses over and over, not proviging any way out</text:span><text:span text:style-name="T1">. The very notion that one’s future is biologically predetermined violates not only the UN Convention on the Rights of Persons with Disabilities (CRPD) but the foundational principles of medicine itself: to respect the patient, to do no harm, and to provide care appropriate to the person, not merely to the label. Structural responses must instead begin with the </text:span><text:span text:style-name="Strong_20_Emphasis"><text:span text:style-name="T1">person’s needs and desires</text:span></text:span><text:span text:style-name="T1">, not with the assumptions of clinicians. They must involve families—when safe and supportive—while offering mechanisms to detect, prevent, and halt abuse disguised as care. As seen in ethnographic cases in both Catalonia and Indonesia, healing occurred not in the presence of heavy protocols, but in the emergence of </text:span><text:span text:style-name="Strong_20_Emphasis"><text:span text:style-name="T1">safe, relational ecosystems</text:span></text:span><text:span text:style-name="T1"> where patients were treated as competent, dignified, and socially embedded beings.</text:span></text:p>
      <text:p text:style-name="P9"><text:span text:style-name="Strong_20_Emphasis"><text:span text:style-name="T7">The findings of this dissertation confirm that transitioning away from a psychiatric paradigm centered on genetic determinism, chronicity, and coercive control toward a biocultural model rooted in structural care, social accountability, and human dignity is not only viable—it is imperative. The evidence shows that healing is not a pharmacological event, nor a compliance outcome, but a deeply relational, embodied, and contextually situated human process. What supports recovery is what genuinely helps the person in their real life—not what disciplines them into submission or silences their suffering. To continue violating fundamental rights under the pretext of “mental health” is to weaponize care against the very individuals it is supposed to protect. This is not a marginal failure, but a systemic pattern whereby persons labeled with psychiatric diagnoses are routinely denied their right to liberty (Art. 17), to moral and physical integrity (Art. 15), to privacy (Art. 18), to judicial protection (Art. 24), and to live a life in dignity (Art. 10) as enshrined in the Spanish Constitution. These are not theoretical breaches—they are practiced, daily, as forms of institutionalized suspension of rights, carried out without individualized proof, proportionality, or access to remedy. The result is a state of permanent exception applied to some of the most vulnerable members of society, with no temporal limitation, no adversarial procedure, and no redress. Mental health legislation, as currently interpreted and implemented, not only enables but structurally incentivizes this erosion of constitutional protections, relying on vaguely defined notions of “risk” and “incapacity” that substitute clinical authority for judicial oversight. This constitutes a reversal of the burden of proof, where the person must prove they are not dangerous, not unwell, not broken—under conditions that preclude that very possibility. It is the paradigm itself that requires correction.</text:span></text:span></text:p>
      <text:p text:style-name="P9"><text:soft-page-break/>To uphold the rule of law and restore trust in medicine, the state must urgently guarantee that no individual is denied autonomy, liberty, or legal agency solely on the basis of a medicalized label. This means enforcing effective safeguards, establishing procedural protections, and replacing coercive, dehumanizing interventions with models grounded in informed consent, trauma-informed care, and co-produced support. The right to live in dignity, to express distress without punishment, to be recognized as a rights-bearing subject even when unwell, must become the ethical and operational foundation of mental health practice. Anything less is a betrayal—not only of patients and their families, but of the democratic and constitutional commitments of the society itself. This dissertation is both a documentation of that betrayal and a contribution to its urgent reversal.</text:p>
      <text:p text:style-name="P9"><text:span text:style-name="Strong_20_Emphasis"><text:span text:style-name="T7"/></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FreeSans1" style:font-family-complex="FreeSans" style:font-family-generic-complex="system" style:font-pitch-complex="variable" style:font-size-complex="12pt"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7">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1" draw:style-name="Mdp1" style:next-style-name="Standard"/>
    <style:master-page style:name="Left_20_Page" style:display-name="Left Page" style:page-layout-name="Mpm2" draw:style-name="Mdp1" style:next-style-name="Right_20_Page"/>
    <style:master-page style:name="Right_20_Page" style:display-name="Right Page" style:page-layout-name="Mpm3" draw:style-name="Mdp1" style:next-style-name="Left_20_Page"/>
    <style:master-page style:name="Envelope" style:page-layout-name="Mpm4" draw:style-name="Mdp1"/>
    <style:master-page style:name="Index" style:page-layout-name="Mpm1" draw:style-name="Mdp1"/>
    <style:master-page style:name="HTML" style:page-layout-name="Mpm5" draw:style-name="Mdp1"/>
    <style:master-page style:name="Footnote" style:page-layout-name="Mpm6" draw:style-name="Mdp1"/>
    <style:master-page style:name="Endnote" style:page-layout-name="Mpm6" draw:style-name="Mdp1"/>
    <style:master-page style:name="Landscape" style:page-layout-name="Mpm7"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6-22T12:09:22.722325026</meta:creation-date>
    <meta:generator>LibreOffice/24.2.7.2$Linux_X86_64 LibreOffice_project/420$Build-2</meta:generator>
    <dc:date>2025-06-29T23:58:36.842117103</dc:date>
    <meta:editing-duration>PT11H23M50S</meta:editing-duration>
    <meta:editing-cycles>19</meta:editing-cycles>
    <meta:document-statistic meta:table-count="0" meta:image-count="0" meta:object-count="0" meta:page-count="9" meta:paragraph-count="51" meta:word-count="4439" meta:character-count="31489" meta:non-whitespace-character-count="27180"/>
  </office:meta>
</office:document-meta>
</file>